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id" style:country-asian="ID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language-asian="id" style:country-asian="ID"/>
    </style:style>
    <style:style style:name="T5" style:parent-style-name="DefaultParagraphFont" style:family="text">
      <style:text-properties style:language-asian="id" style:country-asian="ID"/>
    </style:style>
    <style:style style:name="T6" style:parent-style-name="DefaultParagraphFont" style:family="text">
      <style:text-properties style:language-asian="id" style:country-asian="ID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language-asian="id" style:country-asian="ID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language-asian="id" style:country-asian="ID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language-asian="id" style:country-asian="ID"/>
    </style:style>
    <style:style style:name="T14" style:parent-style-name="DefaultParagraphFont" style:family="text">
      <style:text-properties style:language-asian="id" style:country-asian="ID"/>
    </style:style>
    <style:style style:name="T15" style:parent-style-name="DefaultParagraphFont" style:family="text">
      <style:text-properties style:language-asian="id" style:country-asian="ID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language-asian="id" style:country-asian="ID"/>
    </style:style>
    <style:style style:name="T18" style:parent-style-name="DefaultParagraphFont" style:family="text">
      <style:text-properties style:language-asian="id" style:country-asian="ID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style:language-asian="id" style:country-asian="ID"/>
    </style:style>
    <style:style style:name="T21" style:parent-style-name="DefaultParagraphFont" style:family="text">
      <style:text-properties style:language-asian="id" style:country-asian="ID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language-asian="id" style:country-asian="ID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style:language-asian="id" style:country-asian="ID"/>
    </style:style>
    <style:style style:name="T27" style:parent-style-name="DefaultParagraphFont" style:family="text">
      <style:text-properties style:language-asian="id" style:country-asian="ID"/>
    </style:style>
    <style:style style:name="T28" style:parent-style-name="DefaultParagraphFont" style:family="text">
      <style:text-properties style:language-asian="id" style:country-asian="ID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language-asian="id" style:country-asian="ID"/>
    </style:style>
    <style:style style:name="T31" style:parent-style-name="DefaultParagraphFont" style:family="text">
      <style:text-properties style:language-asian="id" style:country-asian="ID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language-asian="id" style:country-asian="ID"/>
    </style:style>
    <style:style style:name="T34" style:parent-style-name="DefaultParagraphFont" style:family="text">
      <style:text-properties style:language-asian="id" style:country-asian="ID"/>
    </style:style>
    <style:style style:name="P35" style:parent-style-name="Normal" style:family="paragraph">
      <style:paragraph-properties fo:text-align="center"/>
    </style:style>
    <style:style style:family="graphic" style:name="a21">
      <style:graphic-properties style:wrap="run-through" style:run-through="foreground" draw:fill="none" draw:stroke="solid" svg:stroke-width="0.01042in" svg:stroke-color="#4a7ebb" draw:marker-end="a20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1042in" svg:stroke-color="#4a7ebb" draw:marker-end="a22" svg:stroke-opacity="100%" style:horizontal-rel="paragraph" style:vertical-rel="paragraph" style:horizontal-pos="from-left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none" draw:stroke="solid" svg:stroke-width="0.01042in" svg:stroke-color="#4a7ebb" draw:marker-end="a25" svg:stroke-opacity="100%" style:horizontal-rel="paragraph" style:vertical-rel="paragraph" style:horizontal-pos="from-left" style:vertical-pos="from-top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style:wrap="run-through" style:run-through="foreground" draw:fill="none" draw:stroke="solid" svg:stroke-width="0.01042in" svg:stroke-color="#4a7ebb" draw:marker-end="a28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4a7ebb" draw:marker-end="a10" svg:stroke-opacity="100%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4a7ebb" draw:marker-end="a13" svg:stroke-opacity="100%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none" draw:stroke="solid" svg:stroke-width="0.01042in" svg:stroke-color="#4a7ebb" draw:marker-end="a16" svg:stroke-opacity="100%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1042in" svg:stroke-color="#4a7ebb" draw:marker-end="a1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4a7ebb" draw:marker-end="a3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1042in" svg:stroke-color="#4a7ebb" draw:marker-end="a8" svg:stroke-opacity="100%" style:horizontal-rel="paragraph" style:vertical-rel="paragraph" style:horizontal-pos="from-left" style:vertical-pos="from-top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PERINTAH PINDAH BRANCH PADA GIT</text:p>
      <text:p text:style-name="Normal">// GIT BRANCH FACHRUL AZIZ</text:p>
      <text:p text:style-name="Normal">// GIT CHECKOUT FACHRUL AZIZ</text:p>
      <text:p text:style-name="Normal"><text:span text:style-name="T2"><draw:custom-shape svg:x="2.46042in" svg:y="0.0375in" svg:width="1.31806in" svg:height="0.50486in" draw:z-index="251659264" draw:id="id0" draw:style-name="a0" draw:name="Oval 1" text:anchor-type="paragraph"><svg:title/><svg:desc/><text:p text:style-name="P3">star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Normal"><text:span text:style-name="T4"><draw:connector draw:type="line" svg:x1="3.09861in" svg:y1="0.26528in" svg:x2="3.09861in" svg:y2="0.62778in" draw:z-index="251660288" draw:id="id1" draw:style-name="a2" draw:name="Straight Arrow Connector 2" text:anchor-type="paragraph"><svg:title/><svg:desc/></draw:connector></text:span></text:p>
      <text:p text:style-name="Normal"><text:span text:style-name="T5"><draw:connector draw:type="line" svg:x1="3.07639in" svg:y1="8.03542in" svg:x2="3.07639in" svg:y2="8.30972in" draw:z-index="251678720" draw:id="id2" draw:style-name="a4" draw:name="Straight Arrow Connector 21" text:anchor-type="paragraph"><svg:title/><svg:desc/></draw:connector></text:span><text:span text:style-name="T6"><draw:custom-shape svg:x="1.84583in" svg:y="7.44167in" svg:width="2.60417in" svg:height="0.51597in" draw:z-index="251675648" draw:id="id3" draw:style-name="a5" draw:name="Rectangle 18" text:anchor-type="paragraph"><svg:title/><svg:desc/><text:p text:style-name="P7">Form diterima HRD, di approve atasan</text:p><draw:enhanced-geometry draw:type="non-primitive" svg:viewBox="0 0 21600 21600" draw:enhanced-path="M 0 0 L 21600 0 21600 21600 0 21600 Z N"/></draw:custom-shape></text:span><text:span text:style-name="T8"><draw:custom-shape svg:x="2.32967in" svg:y="8.47509in" svg:width="1.51597in" svg:height="0.40625in" draw:z-index="251679744" draw:id="id4" draw:style-name="a6" draw:name="Oval 22" text:anchor-type="paragraph"><svg:title/><svg:desc/><text:p text:style-name="P9">FINISH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0"><draw:custom-shape svg:x="4.95604in" svg:y="4.92564in" svg:width="1.86806in" svg:height="1.02153in" draw:z-index="251677696" draw:id="id5" draw:style-name="a7" draw:name="Rounded Rectangle 20" text:anchor-type="paragraph"><svg:title/><svg:desc/><text:p text:style-name="P11">SELESAI</text:p><text:p text:style-name="P12">Pengajuan cuti ditolak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3"><draw:connector draw:type="standard" svg:x1="4.4169in" svg:y1="6.37582in" svg:x2="4.85649in" svg:y2="5.40916in" draw:z-index="251676672" draw:id="id6" draw:style-name="a9" draw:name="Elbow Connector 19" text:anchor-type="paragraph"><svg:title/><svg:desc/></draw:connector></text:span><text:span text:style-name="T14"><draw:connector draw:type="line" svg:x1="3.08791in" svg:y1="7.12344in" svg:x2="3.08791in" svg:y2="7.38664in" draw:z-index="251674624" draw:id="id7" draw:style-name="a11" draw:name="Straight Arrow Connector 17" text:anchor-type="paragraph"><svg:title/><svg:desc/></draw:connector></text:span><text:span text:style-name="T15"><draw:custom-shape svg:x="1.95486in" svg:y="5.72708in" svg:width="2.26319in" svg:height="1.28542in" draw:z-index="251672576" draw:id="id8" draw:style-name="a12" draw:name="Flowchart: Decision 15" text:anchor-type="paragraph"><svg:title/><svg:desc/><text:p text:style-name="P16">Disetujui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17"><draw:connector draw:type="line" svg:x1="3.09792in" svg:y1="5.35486in" svg:x2="3.09792in" svg:y2="5.60694in" draw:z-index="251673600" draw:id="id9" draw:style-name="a14" draw:name="Straight Arrow Connector 16" text:anchor-type="paragraph"><svg:title/><svg:desc/></draw:connector></text:span><text:span text:style-name="T18"><draw:custom-shape svg:x="1.79097in" svg:y="4.80417in" svg:width="2.62569in" svg:height="0.42847in" draw:z-index="251671552" draw:id="id10" draw:style-name="a15" draw:name="Rectangle 14" text:anchor-type="paragraph"><svg:title/><svg:desc/><text:p text:style-name="P19">Meminta persetujuan atasan langsung</text:p><draw:enhanced-geometry draw:type="non-primitive" svg:viewBox="0 0 21600 21600" draw:enhanced-path="M 0 0 L 21600 0 21600 21600 0 21600 Z N"/></draw:custom-shape></text:span><text:span text:style-name="T20"><draw:connector draw:type="line" svg:x1="3.07639in" svg:y1="4.42917in" svg:x2="3.08681in" svg:y2="4.71458in" draw:z-index="251670528" draw:id="id11" draw:style-name="a17" draw:name="Straight Arrow Connector 13" text:anchor-type="paragraph"><svg:title/><svg:desc/></draw:connector></text:span><text:span text:style-name="T21"><draw:custom-shape svg:x="1.84583in" svg:y="2.95833in" svg:width="2.44931in" svg:height="1.34028in" draw:z-index="251667456" draw:id="id12" draw:style-name="a18" draw:name="Flowchart: Decision 9" text:anchor-type="paragraph"><svg:title/><svg:desc/><text:p text:style-name="P22">Apakah punya hak cuti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23"><draw:custom-shape svg:x="4.93333in" svg:y="1.81319in" svg:width="1.76875in" svg:height="0.93403in" draw:z-index="251669504" draw:id="id13" draw:style-name="a19" draw:name="Rounded Rectangle 11" text:anchor-type="paragraph"><svg:title/><svg:desc/><text:p text:style-name="P24">SELESAI</text:p><text:p text:style-name="P25">Pengajuan cuti di tolak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6"><draw:connector draw:type="standard" svg:x1="4.44931in" svg:y1="3.83611in" svg:x2="4.85556in" svg:y2="2.29792in" draw:z-index="251668480" draw:id="id14" draw:style-name="a21" draw:name="Elbow Connector 10" text:anchor-type="paragraph"><svg:title/><svg:desc/></draw:connector></text:span><text:span text:style-name="T27"><draw:connector draw:type="line" svg:x1="3.09792in" svg:y1="2.57361in" svg:x2="3.09792in" svg:y2="2.89167in" draw:z-index="251666432" draw:id="id15" draw:style-name="a23" draw:name="Straight Arrow Connector 8" text:anchor-type="paragraph"><svg:title/><svg:desc/></draw:connector></text:span><text:span text:style-name="T28"><draw:custom-shape svg:x="1.91209in" svg:y="2.11245in" svg:width="2.38403in" svg:height="0.39514in" draw:z-index="251665408" draw:id="id16" draw:style-name="a24" draw:name="Rectangle 7" text:anchor-type="paragraph"><svg:title/><svg:desc/><text:p text:style-name="P29">Verivikasi sisa hak cuti karyawan</text:p><draw:enhanced-geometry draw:type="non-primitive" svg:viewBox="0 0 21600 21600" draw:enhanced-path="M 0 0 L 21600 0 21600 21600 0 21600 Z N"/></draw:custom-shape></text:span><text:span text:style-name="T30"><draw:connector draw:type="line" svg:x1="3.09792in" svg:y1="1.67153in" svg:x2="3.09792in" svg:y2="2.03403in" draw:z-index="251664384" draw:id="id17" draw:style-name="a26" draw:name="Straight Arrow Connector 6" text:anchor-type="paragraph"><svg:title/><svg:desc/></draw:connector></text:span><text:span text:style-name="T31"><draw:custom-shape svg:x="1.95604in" svg:y="1.28828in" svg:width="2.38333in" svg:height="0.32917in" draw:z-index="251663360" draw:id="id18" draw:style-name="a27" draw:name="Rectangle 5" text:anchor-type="paragraph"><svg:title/><svg:desc/><text:p text:style-name="P32">Mengisi form cuti</text:p><draw:enhanced-geometry draw:type="non-primitive" svg:viewBox="0 0 21600 21600" draw:enhanced-path="M 0 0 L 21600 0 21600 21600 0 21600 Z N"/></draw:custom-shape></text:span><text:span text:style-name="T33"><draw:connector draw:type="line" svg:x1="3.09792in" svg:y1="0.81528in" svg:x2="3.09792in" svg:y2="1.22153in" draw:z-index="251662336" draw:id="id19" draw:style-name="a29" draw:name="Straight Arrow Connector 4" text:anchor-type="paragraph"><svg:title/><svg:desc/></draw:connector></text:span><text:span text:style-name="T34"><draw:custom-shape svg:x="1.94505in" svg:y="0.34322in" svg:width="2.38403in" svg:height="0.40625in" draw:z-index="251661312" draw:id="id20" draw:style-name="a30" draw:name="Rectangle 3" text:anchor-type="paragraph"><svg:title/><svg:desc/><text:p text:style-name="P35">Minta Kartu cuti</text:p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6" svg:viewBox="0 0 20 30" svg:d="m10 0-10 30h20z"/>
    <draw:marker draw:name="a28" svg:viewBox="0 0 20 30" svg:d="m10 0-10 30h20z"/>
    <draw:marker draw:name="a1" svg:viewBox="0 0 20 30" svg:d="m10 0-10 30h20z"/>
    <draw:marker draw:name="a22" svg:viewBox="0 0 20 30" svg:d="m10 0-10 30h20z"/>
    <draw:marker draw:name="a10" svg:viewBox="0 0 20 30" svg:d="m10 0-10 30h20z"/>
    <draw:marker draw:name="a8" svg:viewBox="0 0 20 30" svg:d="m10 0-10 30h20z"/>
    <draw:marker draw:name="a3" svg:viewBox="0 0 20 30" svg:d="m10 0-10 30h20z"/>
    <draw:marker draw:name="a13" svg:viewBox="0 0 20 30" svg:d="m10 0-10 30h20z"/>
    <draw:marker draw:name="a25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SUS</meta:initial-creator>
    <dc:creator>ASUS</dc:creator>
    <meta:creation-date>2019-12-05T16:29:00Z</meta:creation-date>
    <dc:date>2019-12-05T16:46:00Z</dc:date>
    <meta:template xlink:href="Normal" xlink:type="simple"/>
    <meta:editing-cycles>1</meta:editing-cycles>
    <meta:editing-duration>PT1020S</meta:editing-duration>
    <meta:document-statistic meta:page-count="1" meta:paragraph-count="1" meta:word-count="16" meta:character-count="111" meta:row-count="1" meta:non-whitespace-character-count="96"/>
  </office:meta>
</office:document-meta>
</file>